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!DOCTYPE html&gt;</text:p>
      <text:p text:style-name="Standard">&lt;html lang="en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title&gt;Surveypro | Nigeria SurveyorPro Commercial v3.0&lt;/title&gt;</text:p>
      <text:p text:style-name="Standard"><text:s text:c="4"/>&lt;script src="https://cdn.tailwindcss.com"&gt;&lt;/script&gt;</text:p>
      <text:p text:style-name="Standard"><text:s text:c="4"/>&lt;script src="https://cdnjs.cloudflare.com/ajax/libs/qrcodejs/1.0.0/qrcode.min.js"&gt;&lt;/script&gt;</text:p>
      <text:p text:style-name="Standard"><text:s text:c="4"/>&lt;script src="https://js.paystack.co/v1/inline.js"&gt;&lt;/script&gt;</text:p>
      <text:p text:style-name="Standard"><text:s text:c="4"/>&lt;style&gt;</text:p>
      <text:p text:style-name="Standard"><text:s text:c="8"/>@import url('https://fonts.googleapis.com/css2?family=Inter:wght@300;400;500;600;700;800&amp;display=swap');</text:p>
      <text:p text:style-name="Standard"><text:s text:c="8"/>* { font-family: 'Inter', sans-serif; }</text:p>
      <text:p text:style-name="Standard"><text:s text:c="8"/>.gradient-bg { background: linear-gradient(135deg, #1e3a8a 0%, #7c3aed 100%); }</text:p>
      <text:p text:style-name="Standard"><text:s text:c="8"/>.pulse { animation: pulse 2s cubic-bezier(0.4, 0, 0.6, 1) infinite; }</text:p>
      <text:p text:style-name="Standard"><text:s text:c="8"/>@keyframes pulse { 0%, 100% { opacity: 1; } 50% { opacity: .5; } }</text:p>
      <text:p text:style-name="Standard"><text:s text:c="8"/>.tab-active { background: #7c3aed; color: white; }</text:p>
      <text:p text:style-name="Standard"><text:s text:c="8"/>.fade-in { animation: fadeIn 0.3s ease-in; }</text:p>
      <text:p text:style-name="Standard"><text:s text:c="8"/>@keyframes fadeIn { from { opacity: 0; transform: translateY(10px); } to { opacity: 1; transform: translateY(0); } }</text:p>
      <text:p text:style-name="Standard"><text:s text:c="8"/>.card-hover:hover { transform: translateY(-2px); box-shadow: 0 20px 40px rgba(0,0,0,0.1); transition: all 0.3s ease; }</text:p>
      <text:p text:style-name="Standard"><text:s text:c="4"/>&lt;/style&gt;</text:p>
      <text:p text:style-name="Standard"><text:soft-page-break/>&lt;/head&gt;</text:p>
      <text:p text:style-name="Standard">&lt;body class="bg-gray-50" onload="init()"&gt;</text:p>
      <text:p text:style-name="Standard"/>
      <text:p text:style-name="Standard"><text:s text:c="4"/>&lt;div id="successBanner" class="hidden fixed top-0 left-0 right-0 bg-green-600 text-white px-4 py-3 z-50 shadow-2xl"&gt;</text:p>
      <text:p text:style-name="Standard"><text:s text:c="8"/>&lt;div class="max-w-6xl mx-auto flex items-center justify-between"&gt;</text:p>
      <text:p text:style-name="Standard"><text:s text:c="12"/>&lt;span id="successMessage" class="font-medium"&gt;&lt;/span&gt;</text:p>
      <text:p text:style-name="Standard"><text:s text:c="12"/>&lt;button onclick="closeBanner()" class="text-white text-xl"&gt;✕&lt;/button&gt;</text:p>
      <text:p text:style-name="Standard"><text:s text:c="8"/>&lt;/div&gt;</text:p>
      <text:p text:style-name="Standard"><text:s text:c="4"/>&lt;/div&gt;</text:p>
      <text:p text:style-name="Standard"/>
      <text:p text:style-name="Standard"><text:s text:c="4"/>&lt;header class="gradient-bg text-white shadow-xl sticky top-0 z-40"&gt;</text:p>
      <text:p text:style-name="Standard"><text:s text:c="8"/>&lt;div class="max-w-6xl mx-auto px-4 py-4 flex justify-between items-center"&gt;</text:p>
      <text:p text:style-name="Standard"><text:s text:c="12"/>&lt;div&gt;</text:p>
      <text:p text:style-name="Standard"><text:s text:c="16"/>&lt;h1 class="text-2xl font-black tracking-tighter"&gt;📍 SURVEYPRO&lt;/h1&gt;</text:p>
      <text:p text:style-name="Standard"><text:s text:c="16"/>&lt;p class="text-xs opacity-80 uppercase tracking-widest font-bold"&gt;Nigeria Commercial v3.0&lt;/p&gt;</text:p>
      <text:p text:style-name="Standard"><text:s text:c="12"/>&lt;/div&gt;</text:p>
      <text:p text:style-name="Standard"><text:s text:c="12"/>&lt;div class="text-right hidden md:block"&gt;</text:p>
      <text:p text:style-name="Standard"><text:s text:c="16"/>&lt;p class="text-xs font-bold"&gt;SUPPORT LINE&lt;/p&gt;</text:p>
      <text:p text:style-name="Standard"><text:s text:c="16"/>&lt;p class="text-sm"&gt;+234 811 765 4948&lt;/p&gt;</text:p>
      <text:p text:style-name="Standard"><text:s text:c="12"/>&lt;/div&gt;</text:p>
      <text:p text:style-name="Standard"><text:s text:c="8"/>&lt;/div&gt;</text:p>
      <text:p text:style-name="Standard"><text:soft-page-break/><text:s text:c="4"/>&lt;/header&gt;</text:p>
      <text:p text:style-name="Standard"/>
      <text:p text:style-name="Standard"><text:s text:c="4"/>&lt;nav class="max-w-6xl mx-auto px-4 py-6"&gt;</text:p>
      <text:p text:style-name="Standard"><text:s text:c="8"/>&lt;div class="bg-white rounded-2xl shadow-sm p-2 flex overflow-x-auto space-x-2 no-scrollbar"&gt;</text:p>
      <text:p text:style-name="Standard"><text:s text:c="12"/>&lt;button onclick="showTab('survey')" id="tab-survey" class="tab-active px-6 py-2 rounded-xl font-bold whitespace-nowrap transition"&gt;📊 Survey&lt;/button&gt;</text:p>
      <text:p text:style-name="Standard"><text:s text:c="12"/>&lt;button onclick="showTab('services')" id="tab-services" class="px-6 py-2 rounded-xl font-bold whitespace-nowrap hover:bg-gray-100 transition"&gt;💼 Services&lt;/button&gt;</text:p>
      <text:p text:style-name="Standard"><text:s text:c="12"/>&lt;button onclick="showTab('equipment')" id="tab-equipment" class="px-6 py-2 rounded-xl font-bold whitespace-nowrap hover:bg-gray-100 transition"&gt;🔧 Rentals&lt;/button&gt;</text:p>
      <text:p text:style-name="Standard"><text:s text:c="12"/>&lt;button onclick="showTab('training')" id="tab-training" class="px-6 py-2 rounded-xl font-bold whitespace-nowrap hover:bg-gray-100 transition"&gt;🎓 Academy&lt;/button&gt;</text:p>
      <text:p text:style-name="Standard"><text:s text:c="12"/>&lt;button onclick="showTab('verify')" id="tab-verify" class="px-6 py-2 rounded-xl font-bold whitespace-nowrap hover:bg-gray-100 transition"&gt;🔒 Verify&lt;/button&gt;</text:p>
      <text:p text:style-name="Standard"><text:s text:c="12"/>&lt;button onclick="showTab('history')" id="tab-history" class="px-6 py-2 rounded-xl font-bold whitespace-nowrap hover:bg-gray-100 transition"&gt;📚 Records&lt;/button&gt;</text:p>
      <text:p text:style-name="Standard"><text:s text:c="8"/>&lt;/div&gt;</text:p>
      <text:p text:style-name="Standard"><text:s text:c="4"/>&lt;/nav&gt;</text:p>
      <text:p text:style-name="Standard"/>
      <text:p text:style-name="Standard"><text:s text:c="4"/>&lt;main class="max-w-6xl mx-auto px-4 pb-24"&gt;</text:p>
      <text:p text:style-name="Standard"><text:s text:c="8"/></text:p>
      <text:p text:style-name="Standard"><text:s text:c="8"/>&lt;section id="content-survey" class="tab-content"&gt;</text:p>
      <text:p text:style-name="Standard"><text:s text:c="12"/>&lt;div class="grid grid-cols-1 lg:grid-cols-3 gap-6"&gt;</text:p>
      <text:p text:style-name="Standard"><text:s text:c="16"/>&lt;div class="lg:col-span-1 bg-white rounded-3xl shadow-lg p-8 card-hover border border-gray-100"&gt;</text:p>
      <text:p text:style-name="Standard"><text:s text:c="20"/>&lt;h2 class="text-xl font-extrabold mb-6 flex items-center"&gt;&lt;span class="mr-2"&gt;📡&lt;/span&gt; GPS Console&lt;/h2&gt;</text:p>
      <text:p text:style-name="Standard"><text:s text:c="20"/>&lt;div id="gpsInfo" class="mb-8 p-4 bg-gray-50 rounded-2xl min-h-[100px] flex items-center justify-center text-center"&gt;</text:p>
      <text:p text:style-name="Standard"><text:s text:c="24"/>&lt;p class="text-gray-400 font-medium italic text-sm"&gt;Initialize satellite connection to begin field work&lt;/p&gt;</text:p>
      <text:p text:style-name="Standard"><text:soft-page-break/><text:s text:c="20"/>&lt;/div&gt;</text:p>
      <text:p text:style-name="Standard"><text:s text:c="20"/>&lt;button onclick="enableGPS()" class="w-full gradient-bg text-white py-4 rounded-2xl font-bold text-lg shadow-lg hover:scale-[1.02] transition-all"&gt;</text:p>
      <text:p text:style-name="Standard"><text:s text:c="24"/>ACTIVATE GPS</text:p>
      <text:p text:style-name="Standard"><text:s text:c="20"/>&lt;/button&gt;</text:p>
      <text:p text:style-name="Standard"><text:s text:c="16"/>&lt;/div&gt;</text:p>
      <text:p text:style-name="Standard"/>
      <text:p text:style-name="Standard"><text:s text:c="16"/>&lt;div id="surveyControls" class="lg:col-span-2 bg-white rounded-3xl shadow-lg p-8 hidden fade-in border border-gray-100"&gt;</text:p>
      <text:p text:style-name="Standard"><text:s text:c="20"/>&lt;div class="flex justify-between items-center mb-6"&gt;</text:p>
      <text:p text:style-name="Standard"><text:s text:c="24"/>&lt;h2 class="text-xl font-extrabold"&gt;Field Controls&lt;/h2&gt;</text:p>
      <text:p text:style-name="Standard"><text:s text:c="24"/>&lt;span id="surveyStatus" class="px-4 py-1 bg-green-100 text-green-700 rounded-full text-xs font-black uppercase"&gt;Live Signal&lt;/span&gt;</text:p>
      <text:p text:style-name="Standard"><text:s text:c="20"/>&lt;/div&gt;</text:p>
      <text:p text:style-name="Standard"><text:s text:c="20"/></text:p>
      <text:p text:style-name="Standard"><text:s text:c="20"/>&lt;div class="grid grid-cols-2 gap-4 mb-6"&gt;</text:p>
      <text:p text:style-name="Standard"><text:s text:c="24"/>&lt;button onclick="addPoint()" class="bg-blue-600 text-white p-6 rounded-2xl font-bold hover:bg-blue-700 transition"&gt;</text:p>
      <text:p text:style-name="Standard"><text:s text:c="28"/>&lt;span class="block text-2xl mb-1"&gt;📍&lt;/span&gt; CAPTURE POINT</text:p>
      <text:p text:style-name="Standard"><text:s text:c="24"/>&lt;/button&gt;</text:p>
      <text:p text:style-name="Standard"><text:s text:c="24"/>&lt;button onclick="undoLastPoint()" class="bg-gray-100 text-gray-600 p-6 rounded-2xl font-bold hover:bg-gray-200 transition"&gt;</text:p>
      <text:p text:style-name="Standard"><text:s text:c="28"/>&lt;span class="block text-2xl mb-1"&gt;↩️&lt;/span&gt; UNDO LAST</text:p>
      <text:p text:style-name="Standard"><text:s text:c="24"/>&lt;/button&gt;</text:p>
      <text:p text:style-name="Standard"><text:s text:c="20"/>&lt;/div&gt;</text:p>
      <text:p text:style-name="Standard"/>
      <text:p text:style-name="Standard"><text:soft-page-break/><text:s text:c="20"/>&lt;div class="grid grid-cols-3 gap-4 mb-8"&gt;</text:p>
      <text:p text:style-name="Standard"><text:s text:c="24"/>&lt;div class="bg-indigo-50 p-4 rounded-2xl text-center"&gt;</text:p>
      <text:p text:style-name="Standard"><text:s text:c="28"/>&lt;p class="text-[10px] font-bold text-indigo-400 uppercase"&gt;Points&lt;/p&gt;</text:p>
      <text:p text:style-name="Standard"><text:s text:c="28"/>&lt;p id="pointCount" class="text-3xl font-black text-indigo-700"&gt;0&lt;/p&gt;</text:p>
      <text:p text:style-name="Standard"><text:s text:c="24"/>&lt;/div&gt;</text:p>
      <text:p text:style-name="Standard"><text:s text:c="24"/>&lt;div class="bg-purple-50 p-4 rounded-2xl text-center"&gt;</text:p>
      <text:p text:style-name="Standard"><text:s text:c="28"/>&lt;p class="text-[10px] font-bold text-purple-400 uppercase"&gt;Accuracy&lt;/p&gt;</text:p>
      <text:p text:style-name="Standard"><text:s text:c="28"/>&lt;p id="currentAccuracy" class="text-xl font-black text-purple-700"&gt;--&lt;/p&gt;</text:p>
      <text:p text:style-name="Standard"><text:s text:c="24"/>&lt;/div&gt;</text:p>
      <text:p text:style-name="Standard"><text:s text:c="24"/>&lt;div class="bg-amber-50 p-4 rounded-2xl text-center"&gt;</text:p>
      <text:p text:style-name="Standard"><text:s text:c="28"/>&lt;p class="text-[10px] font-bold text-amber-400 uppercase"&gt;Area (Est)&lt;/p&gt;</text:p>
      <text:p text:style-name="Standard"><text:s text:c="28"/>&lt;p id="liveArea" class="text-xl font-black text-amber-700"&gt;0.0&lt;/p&gt;</text:p>
      <text:p text:style-name="Standard"><text:s text:c="24"/>&lt;/div&gt;</text:p>
      <text:p text:style-name="Standard"><text:s text:c="20"/>&lt;/div&gt;</text:p>
      <text:p text:style-name="Standard"><text:s text:c="20"/></text:p>
      <text:p text:style-name="Standard"><text:s text:c="20"/>&lt;button onclick="completeSurvey()" class="w-full bg-black text-white py-5 rounded-2xl font-black text-lg hover:bg-gray-800 transition"&gt;</text:p>
      <text:p text:style-name="Standard"><text:s text:c="24"/>FINISH &amp; CALCULATE AREA</text:p>
      <text:p text:style-name="Standard"><text:s text:c="20"/>&lt;/button&gt;</text:p>
      <text:p text:style-name="Standard"><text:s text:c="16"/>&lt;/div&gt;</text:p>
      <text:p text:style-name="Standard"><text:s text:c="12"/>&lt;/div&gt;</text:p>
      <text:p text:style-name="Standard"/>
      <text:p text:style-name="Standard"><text:soft-page-break/><text:s text:c="12"/>&lt;div id="results" class="mt-8 hidden fade-in space-y-6"&gt;</text:p>
      <text:p text:style-name="Standard"><text:s text:c="16"/>&lt;div id="resultsContent"&gt;&lt;/div&gt;</text:p>
      <text:p text:style-name="Standard"><text:s text:c="16"/></text:p>
      <text:p text:style-name="Standard"><text:s text:c="16"/>&lt;div class="bg-white rounded-3xl shadow-xl p-8 border-2 border-indigo-100"&gt;</text:p>
      <text:p text:style-name="Standard"><text:s text:c="20"/>&lt;h3 class="text-xl font-black mb-6"&gt;Client &amp; Project Documentation&lt;/h3&gt;</text:p>
      <text:p text:style-name="Standard"><text:s text:c="20"/>&lt;div class="grid grid-cols-1 md:grid-cols-3 gap-4"&gt;</text:p>
      <text:p text:style-name="Standard"><text:s text:c="24"/>&lt;input type="text" id="projectName" placeholder="Project Name/Site" class="p-4 bg-gray-50 border-none rounded-xl focus:ring-2 focus:ring-indigo-500"&gt;</text:p>
      <text:p text:style-name="Standard"><text:s text:c="24"/>&lt;input type="text" id="clientName" placeholder="Client Name" class="p-4 bg-gray-50 border-none rounded-xl focus:ring-2 focus:ring-indigo-500"&gt;</text:p>
      <text:p text:style-name="Standard"><text:s text:c="24"/>&lt;input type="tel" id="clientPhone" placeholder="WhatsApp Number" class="p-4 bg-gray-50 border-none rounded-xl focus:ring-2 focus:ring-indigo-500"&gt;</text:p>
      <text:p text:style-name="Standard"><text:s text:c="20"/>&lt;/div&gt;</text:p>
      <text:p text:style-name="Standard"><text:s text:c="20"/>&lt;div class="flex flex-col md:flex-row gap-4 mt-8"&gt;</text:p>
      <text:p text:style-name="Standard"><text:s text:c="24"/>&lt;button onclick="saveSurvey()" class="flex-1 bg-green-600 text-white py-4 rounded-xl font-bold hover:bg-green-700"&gt;💾 SAVE TO DATABASE&lt;/button&gt;</text:p>
      <text:p text:style-name="Standard"><text:s text:c="24"/>&lt;button onclick="shareSurveyWhatsApp()" class="flex-1 bg-indigo-600 text-white py-4 rounded-xl font-bold hover:bg-indigo-700"&gt;📱 SEND TO CLIENT (WA)&lt;/button&gt;</text:p>
      <text:p text:style-name="Standard"><text:s text:c="20"/>&lt;/div&gt;</text:p>
      <text:p text:style-name="Standard"><text:s text:c="16"/>&lt;/div&gt;</text:p>
      <text:p text:style-name="Standard"><text:s text:c="12"/>&lt;/div&gt;</text:p>
      <text:p text:style-name="Standard"><text:s text:c="8"/>&lt;/section&gt;</text:p>
      <text:p text:style-name="Standard"/>
      <text:p text:style-name="Standard"><text:s text:c="8"/>&lt;section id="content-services" class="tab-content hidden fade-in"&gt;</text:p>
      <text:p text:style-name="Standard"><text:s text:c="12"/>&lt;div class="bg-white rounded-3xl p-8 shadow-lg"&gt;</text:p>
      <text:p text:style-name="Standard"><text:s text:c="16"/>&lt;h2 class="text-2xl font-black mb-2"&gt;Professional Surveying&lt;/h2&gt;</text:p>
      <text:p text:style-name="Standard"><text:soft-page-break/><text:s text:c="16"/>&lt;p class="text-gray-500 mb-8"&gt;Official Surveypro services with certified documentation.&lt;/p&gt;</text:p>
      <text:p text:style-name="Standard"><text:s text:c="16"/>&lt;div class="grid grid-cols-1 md:grid-cols-2 lg:grid-cols-3 gap-6" id="servicesList"&gt;</text:p>
      <text:p text:style-name="Standard"><text:s text:c="20"/>&lt;/div&gt;</text:p>
      <text:p text:style-name="Standard"><text:s text:c="12"/>&lt;/div&gt;</text:p>
      <text:p text:style-name="Standard"><text:s text:c="8"/>&lt;/section&gt;</text:p>
      <text:p text:style-name="Standard"/>
      <text:p text:style-name="Standard"><text:s text:c="8"/>&lt;section id="content-equipment" class="tab-content hidden fade-in"&gt;</text:p>
      <text:p text:style-name="Standard"><text:s text:c="12"/>&lt;div class="bg-white rounded-3xl p-8 shadow-lg"&gt;</text:p>
      <text:p text:style-name="Standard"><text:s text:c="16"/>&lt;h2 class="text-2xl font-black mb-2"&gt;Equipment Rental&lt;/h2&gt;</text:p>
      <text:p text:style-name="Standard"><text:s text:c="16"/>&lt;p class="text-gray-500 mb-8"&gt;Professional gear for Surveypro partners.&lt;/p&gt;</text:p>
      <text:p text:style-name="Standard"><text:s text:c="16"/>&lt;div class="grid grid-cols-1 md:grid-cols-2 lg:grid-cols-4 gap-6" id="equipmentList"&gt;&lt;/div&gt;</text:p>
      <text:p text:style-name="Standard"><text:s text:c="12"/>&lt;/div&gt;</text:p>
      <text:p text:style-name="Standard"><text:s text:c="8"/>&lt;/section&gt;</text:p>
      <text:p text:style-name="Standard"/>
      <text:p text:style-name="Standard"><text:s text:c="8"/>&lt;section id="content-training" class="tab-content hidden fade-in"&gt;</text:p>
      <text:p text:style-name="Standard"><text:s text:c="12"/>&lt;div class="bg-white rounded-3xl p-8 shadow-lg"&gt;</text:p>
      <text:p text:style-name="Standard"><text:s text:c="16"/>&lt;h2 class="text-2xl font-black mb-2"&gt;Surveypro Academy&lt;/h2&gt;</text:p>
      <text:p text:style-name="Standard"><text:s text:c="16"/>&lt;p class="text-gray-500 mb-8"&gt;Professional certification and skill advancement.&lt;/p&gt;</text:p>
      <text:p text:style-name="Standard"><text:s text:c="16"/>&lt;div class="grid grid-cols-1 md:grid-cols-2 gap-6" id="trainingList"&gt;&lt;/div&gt;</text:p>
      <text:p text:style-name="Standard"><text:s text:c="12"/>&lt;/div&gt;</text:p>
      <text:p text:style-name="Standard"><text:s text:c="8"/>&lt;/section&gt;</text:p>
      <text:p text:style-name="Standard"><text:soft-page-break/></text:p>
      <text:p text:style-name="Standard"><text:s text:c="8"/>&lt;section id="content-verify" class="tab-content hidden fade-in"&gt;</text:p>
      <text:p text:style-name="Standard"><text:s text:c="12"/>&lt;div class="max-w-xl mx-auto bg-white rounded-3xl p-10 shadow-2xl text-center"&gt;</text:p>
      <text:p text:style-name="Standard"><text:s text:c="16"/>&lt;div class="w-20 h-20 bg-indigo-100 rounded-full flex items-center justify-center mx-auto mb-6 text-3xl"&gt;🔒&lt;/div&gt;</text:p>
      <text:p text:style-name="Standard"><text:s text:c="16"/>&lt;h2 class="text-2xl font-black mb-4"&gt;Plan Verification&lt;/h2&gt;</text:p>
      <text:p text:style-name="Standard"><text:s text:c="16"/>&lt;p class="text-gray-500 mb-8"&gt;Enter the Surveypro NGS code to verify the authenticity of a land document.&lt;/p&gt;</text:p>
      <text:p text:style-name="Standard"><text:s text:c="16"/>&lt;input type="text" id="verifyCode" placeholder="NGS-XXXX-XXXX" class="w-full p-5 bg-gray-50 border-2 border-gray-100 rounded-2xl text-center font-mono text-xl mb-6 uppercase"&gt;</text:p>
      <text:p text:style-name="Standard"><text:s text:c="16"/>&lt;button onclick="verifySurvey()" class="w-full gradient-bg text-white py-5 rounded-2xl font-bold text-lg shadow-lg"&gt;VERIFY NOW&lt;/button&gt;</text:p>
      <text:p text:style-name="Standard"><text:s text:c="16"/>&lt;div id="verifyResult" class="mt-8"&gt;&lt;/div&gt;</text:p>
      <text:p text:style-name="Standard"><text:s text:c="12"/>&lt;/div&gt;</text:p>
      <text:p text:style-name="Standard"><text:s text:c="8"/>&lt;/section&gt;</text:p>
      <text:p text:style-name="Standard"/>
      <text:p text:style-name="Standard"><text:s text:c="8"/>&lt;section id="content-history" class="tab-content hidden fade-in"&gt;</text:p>
      <text:p text:style-name="Standard"><text:s text:c="12"/>&lt;div class="bg-white rounded-3xl p-8 shadow-lg min-h-[400px]"&gt;</text:p>
      <text:p text:style-name="Standard"><text:s text:c="16"/>&lt;h2 class="text-xl font-black mb-6"&gt;Local Records&lt;/h2&gt;</text:p>
      <text:p text:style-name="Standard"><text:s text:c="16"/>&lt;div id="historyContent" class="space-y-4 text-center"&gt;</text:p>
      <text:p text:style-name="Standard"><text:s text:c="20"/>&lt;p class="text-gray-400 py-20"&gt;No local surveys found on this device.&lt;/p&gt;</text:p>
      <text:p text:style-name="Standard"><text:s text:c="16"/>&lt;/div&gt;</text:p>
      <text:p text:style-name="Standard"><text:s text:c="12"/>&lt;/div&gt;</text:p>
      <text:p text:style-name="Standard"><text:s text:c="8"/>&lt;/section&gt;</text:p>
      <text:p text:style-name="Standard"/>
      <text:p text:style-name="Standard"><text:soft-page-break/><text:s text:c="4"/>&lt;/main&gt;</text:p>
      <text:p text:style-name="Standard"/>
      <text:p text:style-name="Standard"><text:s text:c="4"/>&lt;footer class="bg-black text-white py-12"&gt;</text:p>
      <text:p text:style-name="Standard"><text:s text:c="8"/>&lt;div class="max-w-6xl mx-auto px-4 grid grid-cols-1 md:grid-cols-3 gap-10"&gt;</text:p>
      <text:p text:style-name="Standard"><text:s text:c="12"/>&lt;div&gt;</text:p>
      <text:p text:style-name="Standard"><text:s text:c="16"/>&lt;h2 class="text-xl font-black mb-4 tracking-tighter"&gt;SURVEYPRO&lt;/h2&gt;</text:p>
      <text:p text:style-name="Standard"><text:s text:c="16"/>&lt;p class="text-gray-400 text-sm leading-relaxed"&gt;Nigeria's leading digital survey platform for professional land surveyors and geoinformatics experts.&lt;/p&gt;</text:p>
      <text:p text:style-name="Standard"><text:s text:c="12"/>&lt;/div&gt;</text:p>
      <text:p text:style-name="Standard"><text:s text:c="12"/>&lt;div&gt;</text:p>
      <text:p text:style-name="Standard"><text:s text:c="16"/>&lt;h4 class="font-bold mb-4 uppercase text-xs tracking-widest text-indigo-400"&gt;Contact Office&lt;/h4&gt;</text:p>
      <text:p text:style-name="Standard"><text:s text:c="16"/>&lt;p class="text-sm"&gt;📧 opusarnold@gmail.com&lt;/p&gt;</text:p>
      <text:p text:style-name="Standard"><text:s text:c="16"/>&lt;p class="text-sm"&gt;📞 +234 811 765 4948&lt;/p&gt;</text:p>
      <text:p text:style-name="Standard"><text:s text:c="16"/>&lt;p class="text-sm"&gt;🌐 www.surveypro.ng&lt;/p&gt;</text:p>
      <text:p text:style-name="Standard"><text:s text:c="12"/>&lt;/div&gt;</text:p>
      <text:p text:style-name="Standard"><text:s text:c="12"/>&lt;div&gt;</text:p>
      <text:p text:style-name="Standard"><text:s text:c="16"/>&lt;h4 class="font-bold mb-4 uppercase text-xs tracking-widest text-indigo-400"&gt;Security&lt;/h4&gt;</text:p>
      <text:p text:style-name="Standard"><text:s text:c="16"/>&lt;p class="text-xs text-gray-400 leading-relaxed"&gt;All surveys are encrypted and timestamped. Verification codes are stored on the secure Surveypro ledger.&lt;/p&gt;</text:p>
      <text:p text:style-name="Standard"><text:s text:c="12"/>&lt;/div&gt;</text:p>
      <text:p text:style-name="Standard"><text:s text:c="8"/>&lt;/div&gt;</text:p>
      <text:p text:style-name="Standard"><text:s text:c="8"/>&lt;div class="text-center mt-12 border-t border-gray-800 pt-8 text-[10px] text-gray-500"&gt;</text:p>
      <text:p text:style-name="Standard"><text:s text:c="12"/>© 2026 SURVEYPRO NIGERIA | COMMERCIAL LICENSE V3.0</text:p>
      <text:p text:style-name="Standard"><text:soft-page-break/><text:s text:c="8"/>&lt;/div&gt;</text:p>
      <text:p text:style-name="Standard"><text:s text:c="4"/>&lt;/footer&gt;</text:p>
      <text:p text:style-name="Standard"/>
      <text:p text:style-name="Standard"><text:s text:c="4"/>&lt;script&gt;</text:p>
      <text:p text:style-name="Standard"><text:s text:c="8"/>const CONFIG = {</text:p>
      <text:p text:style-name="Standard"><text:s text:c="12"/>whatsapp: '2348117654948',</text:p>
      <text:p text:style-name="Standard"><text:s text:c="12"/>email: 'opusarnold@gmail.com',</text:p>
      <text:p text:style-name="Standard"><text:s text:c="12"/>brand: 'Surveypro',</text:p>
      <text:p text:style-name="Standard"><text:s text:c="12"/>paystackKey: 'pk_test_eccaa497055c149e45a6f21500a322cb584ec9eb'</text:p>
      <text:p text:style-name="Standard"><text:s text:c="8"/>};</text:p>
      <text:p text:style-name="Standard"/>
      <text:p text:style-name="Standard"><text:s text:c="8"/>let points = [];</text:p>
      <text:p text:style-name="Standard"><text:s text:c="8"/>let watchId = null;</text:p>
      <text:p text:style-name="Standard"><text:s text:c="8"/>let surveys = JSON.parse(localStorage.getItem('surveypro_records') || '[]');</text:p>
      <text:p text:style-name="Standard"/>
      <text:p text:style-name="Standard"><text:s text:c="8"/>function init() {</text:p>
      <text:p text:style-name="Standard"><text:s text:c="12"/>renderServices();</text:p>
      <text:p text:style-name="Standard"><text:s text:c="12"/>renderEquipment();</text:p>
      <text:p text:style-name="Standard"><text:s text:c="12"/>renderTraining();</text:p>
      <text:p text:style-name="Standard"><text:s text:c="12"/>updateHistory();</text:p>
      <text:p text:style-name="Standard"><text:s text:c="8"/>}</text:p>
      <text:p text:style-name="Standard"><text:soft-page-break/></text:p>
      <text:p text:style-name="Standard"><text:s text:c="8"/>function showTab(tab) {</text:p>
      <text:p text:style-name="Standard"><text:s text:c="12"/>document.querySelectorAll('.tab-content').forEach(c =&gt; c.classList.add('hidden'));</text:p>
      <text:p text:style-name="Standard"><text:s text:c="12"/>document.querySelectorAll('nav button').forEach(b =&gt; b.classList.remove('tab-active'));</text:p>
      <text:p text:style-name="Standard"><text:s text:c="12"/>document.getElementById(`content-${tab}`).classList.remove('hidden');</text:p>
      <text:p text:style-name="Standard"><text:s text:c="12"/>document.getElementById(`tab-${tab}`).classList.add('tab-active');</text:p>
      <text:p text:style-name="Standard"><text:s text:c="8"/>}</text:p>
      <text:p text:style-name="Standard"/>
      <text:p text:style-name="Standard"><text:s text:c="8"/>// --- CORE GPS LOGIC ---</text:p>
      <text:p text:style-name="Standard"><text:s text:c="8"/>function enableGPS() {</text:p>
      <text:p text:style-name="Standard"><text:s text:c="12"/>if (!navigator.geolocation) return alert("GPS not supported");</text:p>
      <text:p text:style-name="Standard"><text:s text:c="12"/></text:p>
      <text:p text:style-name="Standard"><text:s text:c="12"/>document.getElementById('gpsInfo').innerHTML = `&lt;div class="pulse text-indigo-600 font-bold"&gt;🛰️ TUNING TO SATELLITES...&lt;/div&gt;`;</text:p>
      <text:p text:style-name="Standard"><text:s text:c="12"/></text:p>
      <text:p text:style-name="Standard"><text:s text:c="12"/>watchId = navigator.geolocation.watchPosition(pos =&gt; {</text:p>
      <text:p text:style-name="Standard"><text:s text:c="16"/>const { latitude: lat, longitude: lon, accuracy } = pos.coords;</text:p>
      <text:p text:style-name="Standard"><text:s text:c="16"/>window.currentPos = pos.coords;</text:p>
      <text:p text:style-name="Standard"><text:s text:c="16"/></text:p>
      <text:p text:style-name="Standard"><text:s text:c="16"/>document.getElementById('gpsInfo').innerHTML = `</text:p>
      <text:p text:style-name="Standard"><text:s text:c="20"/>&lt;div class="grid grid-cols-2 gap-2 text-left w-full"&gt;</text:p>
      <text:p text:style-name="Standard"><text:s text:c="24"/>&lt;div class="bg-white p-3 rounded-lg"&gt;&lt;p class="text-[10px] text-gray-400"&gt;LAT&lt;/p&gt;&lt;p class="font-mono font-bold"&gt;${lat.toFixed(6)}&lt;/p&gt;&lt;/div&gt;</text:p>
      <text:p text:style-name="Standard"><text:soft-page-break/><text:s text:c="24"/>&lt;div class="bg-white p-3 rounded-lg"&gt;&lt;p class="text-[10px] text-gray-400"&gt;LON&lt;/p&gt;&lt;p class="font-mono font-bold"&gt;${lon.toFixed(6)}&lt;/p&gt;&lt;/div&gt;</text:p>
      <text:p text:style-name="Standard"><text:s text:c="24"/>&lt;div class="col-span-2 bg-white p-3 rounded-lg text-center"&gt;&lt;p class="text-[10px] text-gray-400"&gt;ACCURACY&lt;/p&gt;&lt;p class="font-bold text-green-600"&gt;± ${accuracy.toFixed(1)}m&lt;/p&gt;&lt;/div&gt;</text:p>
      <text:p text:style-name="Standard"><text:s text:c="20"/>&lt;/div&gt;</text:p>
      <text:p text:style-name="Standard"><text:s text:c="16"/>`;</text:p>
      <text:p text:style-name="Standard"><text:s text:c="16"/>document.getElementById('currentAccuracy').innerText = `±${accuracy.toFixed(1)}m`;</text:p>
      <text:p text:style-name="Standard"><text:s text:c="16"/>document.getElementById('surveyControls').classList.remove('hidden');</text:p>
      <text:p text:style-name="Standard"><text:s text:c="12"/>}, err =&gt; alert(err.message), { enableHighAccuracy: true });</text:p>
      <text:p text:style-name="Standard"><text:s text:c="8"/>}</text:p>
      <text:p text:style-name="Standard"/>
      <text:p text:style-name="Standard"><text:s text:c="8"/>function addPoint() {</text:p>
      <text:p text:style-name="Standard"><text:s text:c="12"/>if (!window.currentPos) return;</text:p>
      <text:p text:style-name="Standard"><text:s text:c="12"/>const p = { lat: window.currentPos.latitude, lon: window.currentPos.longitude, time: new Date().toISOString() };</text:p>
      <text:p text:style-name="Standard"><text:s text:c="12"/>points.push(p);</text:p>
      <text:p text:style-name="Standard"><text:s text:c="12"/>document.getElementById('pointCount').innerText = points.length;</text:p>
      <text:p text:style-name="Standard"><text:s text:c="12"/>showSuccess("Point Captured Successfully");</text:p>
      <text:p text:style-name="Standard"><text:s text:c="8"/>}</text:p>
      <text:p text:style-name="Standard"/>
      <text:p text:style-name="Standard"><text:s text:c="8"/>function completeSurvey() {</text:p>
      <text:p text:style-name="Standard"><text:s text:c="12"/>if (points.length &lt; 3) return alert("Minimum 3 points required for area calculation");</text:p>
      <text:p text:style-name="Standard"><text:s text:c="12"/></text:p>
      <text:p text:style-name="Standard"><text:s text:c="12"/>// Simple Planar Area Calculation (Approximation for demo)</text:p>
      <text:p text:style-name="Standard"><text:soft-page-break/><text:s text:c="12"/>let area = 0;</text:p>
      <text:p text:style-name="Standard"><text:s text:c="12"/>for (let i = 0; i &lt; points.length; i++) {</text:p>
      <text:p text:style-name="Standard"><text:s text:c="16"/>let j = (i + 1) % points.length;</text:p>
      <text:p text:style-name="Standard"><text:s text:c="16"/>area += points[i].lat * points[j].lon;</text:p>
      <text:p text:style-name="Standard"><text:s text:c="16"/>area -= points[j].lat * points[i].lon;</text:p>
      <text:p text:style-name="Standard"><text:s text:c="12"/>}</text:p>
      <text:p text:style-name="Standard"><text:s text:c="12"/>const areaSqm = Math.abs(area / 2) * 111320 * 111320 * Math.cos(points[0].lat * Math.PI / 180);</text:p>
      <text:p text:style-name="Standard"><text:s text:c="12"/>const hectares = areaSqm / 10000;</text:p>
      <text:p text:style-name="Standard"><text:s text:c="12"/>const plots = areaSqm / 500;</text:p>
      <text:p text:style-name="Standard"><text:s text:c="12"/>const code = `NGS-${Math.random().toString(36).substring(2,10).toUpperCase()}`;</text:p>
      <text:p text:style-name="Standard"/>
      <text:p text:style-name="Standard"><text:s text:c="12"/>window.lastSurvey = { areaSqm, hectares, plots, code, points, date: new Date().toISOString() };</text:p>
      <text:p text:style-name="Standard"/>
      <text:p text:style-name="Standard"><text:s text:c="12"/>document.getElementById('resultsContent').innerHTML = `</text:p>
      <text:p text:style-name="Standard"><text:s text:c="16"/>&lt;div class="bg-black text-white rounded-3xl p-8 grid grid-cols-1 md:grid-cols-3 gap-6 shadow-2xl"&gt;</text:p>
      <text:p text:style-name="Standard"><text:s text:c="20"/>&lt;div class="text-center md:border-r border-gray-800"&gt;</text:p>
      <text:p text:style-name="Standard"><text:s text:c="24"/>&lt;p class="text-gray-400 text-xs uppercase font-bold mb-2"&gt;Total Hectares&lt;/p&gt;</text:p>
      <text:p text:style-name="Standard"><text:s text:c="24"/>&lt;p class="text-4xl font-black text-indigo-400"&gt;${hectares.toFixed(4)}&lt;/p&gt;</text:p>
      <text:p text:style-name="Standard"><text:s text:c="20"/>&lt;/div&gt;</text:p>
      <text:p text:style-name="Standard"><text:s text:c="20"/>&lt;div class="text-center md:border-r border-gray-800"&gt;</text:p>
      <text:p text:style-name="Standard"><text:s text:c="24"/>&lt;p class="text-gray-400 text-xs uppercase font-bold mb-2"&gt;Nigerian Plots&lt;/p&gt;</text:p>
      <text:p text:style-name="Standard"><text:soft-page-break/><text:s text:c="24"/>&lt;p class="text-4xl font-black text-white"&gt;${plots.toFixed(1)}&lt;/p&gt;</text:p>
      <text:p text:style-name="Standard"><text:s text:c="20"/>&lt;/div&gt;</text:p>
      <text:p text:style-name="Standard"><text:s text:c="20"/>&lt;div class="text-center"&gt;</text:p>
      <text:p text:style-name="Standard"><text:s text:c="24"/>&lt;p class="text-gray-400 text-xs uppercase font-bold mb-2"&gt;Verification Code&lt;/p&gt;</text:p>
      <text:p text:style-name="Standard"><text:s text:c="24"/>&lt;p class="text-2xl font-mono font-bold text-green-400"&gt;${code}&lt;/p&gt;</text:p>
      <text:p text:style-name="Standard"><text:s text:c="20"/>&lt;/div&gt;</text:p>
      <text:p text:style-name="Standard"><text:s text:c="16"/>&lt;/div&gt;</text:p>
      <text:p text:style-name="Standard"><text:s text:c="12"/>`;</text:p>
      <text:p text:style-name="Standard"><text:s text:c="12"/>document.getElementById('results').classList.remove('hidden');</text:p>
      <text:p text:style-name="Standard"><text:s text:c="8"/>}</text:p>
      <text:p text:style-name="Standard"/>
      <text:p text:style-name="Standard"><text:s text:c="8"/>// --- BUSINESS RENDERERS ---</text:p>
      <text:p text:style-name="Standard"><text:s text:c="8"/>function renderServices() {</text:p>
      <text:p text:style-name="Standard"><text:s text:c="12"/>const data = [</text:p>
      <text:p text:style-name="Standard"><text:s text:c="16"/>{ title: 'Topographic Mapping', price: '150,000', icon: '📐' },</text:p>
      <text:p text:style-name="Standard"><text:s text:c="16"/>{ title: 'Cadastral (Title) Survey', price: '120,000', icon: '📜' },</text:p>
      <text:p text:style-name="Standard"><text:s text:c="16"/>{ title: 'Drone Photogrammetry', price: '250,000', icon: '🚁' }</text:p>
      <text:p text:style-name="Standard"><text:s text:c="12"/>];</text:p>
      <text:p text:style-name="Standard"><text:s text:c="12"/>document.getElementById('servicesList').innerHTML = data.map(s =&gt; `</text:p>
      <text:p text:style-name="Standard"><text:s text:c="16"/>&lt;div class="border-2 border-gray-100 p-6 rounded-2xl card-hover"&gt;</text:p>
      <text:p text:style-name="Standard"><text:s text:c="20"/>&lt;div class="text-3xl mb-4"&gt;${s.icon}&lt;/div&gt;</text:p>
      <text:p text:style-name="Standard"><text:soft-page-break/><text:s text:c="20"/>&lt;h3 class="font-bold text-lg mb-1"&gt;${s.title}&lt;/h3&gt;</text:p>
      <text:p text:style-name="Standard"><text:s text:c="20"/>&lt;p class="text-green-600 font-black mb-4 text-sm"&gt;Starting ₦${s.price}&lt;/p&gt;</text:p>
      <text:p text:style-name="Standard"><text:s text:c="20"/>&lt;button onclick="requestWA('Service: ${s.title}')" class="w-full py-2 bg-gray-100 rounded-lg text-sm font-bold hover:bg-black hover:text-white transition"&gt;REQUEST QUOTE&lt;/button&gt;</text:p>
      <text:p text:style-name="Standard"><text:s text:c="16"/>&lt;/div&gt;</text:p>
      <text:p text:style-name="Standard"><text:s text:c="12"/>`).join('');</text:p>
      <text:p text:style-name="Standard"><text:s text:c="8"/>}</text:p>
      <text:p text:style-name="Standard"/>
      <text:p text:style-name="Standard"><text:s text:c="8"/>function renderEquipment() {</text:p>
      <text:p text:style-name="Standard"><text:s text:c="12"/>const data = [</text:p>
      <text:p text:style-name="Standard"><text:s text:c="16"/>{ name: 'Hi-Target V30 GNSS', price: '25,000', img: '📡' },</text:p>
      <text:p text:style-name="Standard"><text:s text:c="16"/>{ name: 'Leica Total Station', price: '15,000', img: '📏' },</text:p>
      <text:p text:style-name="Standard"><text:s text:c="16"/>{ name: 'DJI Mavic 3E RTK', price: '45,000', img: '🚁' },</text:p>
      <text:p text:style-name="Standard"><text:s text:c="16"/>{ name: 'Digital Level', price: '8,000', img: '⚖️' }</text:p>
      <text:p text:style-name="Standard"><text:s text:c="12"/>];</text:p>
      <text:p text:style-name="Standard"><text:s text:c="12"/>document.getElementById('equipmentList').innerHTML = data.map(e =&gt; `</text:p>
      <text:p text:style-name="Standard"><text:s text:c="16"/>&lt;div class="border-2 border-gray-100 p-4 rounded-2xl text-center card-hover"&gt;</text:p>
      <text:p text:style-name="Standard"><text:s text:c="20"/>&lt;div class="text-4xl mb-3"&gt;${e.img}&lt;/div&gt;</text:p>
      <text:p text:style-name="Standard"><text:s text:c="20"/>&lt;h3 class="font-bold text-sm mb-1"&gt;${e.name}&lt;/h3&gt;</text:p>
      <text:p text:style-name="Standard"><text:s text:c="20"/>&lt;p class="text-indigo-600 font-bold text-xs mb-3"&gt;₦${e.price}/day&lt;/p&gt;</text:p>
      <text:p text:style-name="Standard"><text:s text:c="20"/>&lt;button onclick="requestWA('Rent: ${e.name}')" class="w-full py-2 bg-indigo-50 text-indigo-700 rounded-lg text-[10px] font-black uppercase"&gt;Book Now&lt;/button&gt;</text:p>
      <text:p text:style-name="Standard"><text:s text:c="16"/>&lt;/div&gt;</text:p>
      <text:p text:style-name="Standard"><text:soft-page-break/><text:s text:c="12"/>`).join('');</text:p>
      <text:p text:style-name="Standard"><text:s text:c="8"/>}</text:p>
      <text:p text:style-name="Standard"/>
      <text:p text:style-name="Standard"><text:s text:c="8"/>function renderTraining() {</text:p>
      <text:p text:style-name="Standard"><text:s text:c="12"/>const data = [</text:p>
      <text:p text:style-name="Standard"><text:s text:c="16"/>{ name: 'Advanced GIS &amp; Remote Sensing', price: 45000 },</text:p>
      <text:p text:style-name="Standard"><text:s text:c="16"/>{ name: 'Drone Surveying Certification', price: 65000 }</text:p>
      <text:p text:style-name="Standard"><text:s text:c="12"/>];</text:p>
      <text:p text:style-name="Standard"><text:s text:c="12"/>document.getElementById('trainingList').innerHTML = data.map(t =&gt; `</text:p>
      <text:p text:style-name="Standard"><text:s text:c="16"/>&lt;div class="bg-gray-50 p-8 rounded-3xl border border-gray-100 flex justify-between items-center card-hover"&gt;</text:p>
      <text:p text:style-name="Standard"><text:s text:c="20"/>&lt;div&gt;</text:p>
      <text:p text:style-name="Standard"><text:s text:c="24"/>&lt;h3 class="font-black text-lg mb-1"&gt;${t.name}&lt;/h3&gt;</text:p>
      <text:p text:style-name="Standard"><text:s text:c="24"/>&lt;p class="text-sm text-gray-500"&gt;Professional 4-week course&lt;/p&gt;</text:p>
      <text:p text:style-name="Standard"><text:s text:c="24"/>&lt;p class="text-xl font-bold mt-2"&gt;₦${t.price.toLocaleString()}&lt;/p&gt;</text:p>
      <text:p text:style-name="Standard"><text:s text:c="20"/>&lt;/div&gt;</text:p>
      <text:p text:style-name="Standard"><text:s text:c="20"/>&lt;button onclick="payPaystack(${t.price}, '${t.name}')" class="bg-black text-white px-6 py-3 rounded-xl font-bold"&gt;ENROLL&lt;/button&gt;</text:p>
      <text:p text:style-name="Standard"><text:s text:c="16"/>&lt;/div&gt;</text:p>
      <text:p text:style-name="Standard"><text:s text:c="12"/>`).join('');</text:p>
      <text:p text:style-name="Standard"><text:s text:c="8"/>}</text:p>
      <text:p text:style-name="Standard"/>
      <text:p text:style-name="Standard"><text:s text:c="8"/>// --- UTILS ---</text:p>
      <text:p text:style-name="Standard"><text:soft-page-break/><text:s text:c="8"/>function requestWA(msg) {</text:p>
      <text:p text:style-name="Standard"><text:s text:c="12"/>window.open(`https://wa.me/${CONFIG.whatsapp}?text=${encodeURIComponent('Hello Surveypro, I am interested in ' + msg)}`, '_blank');</text:p>
      <text:p text:style-name="Standard"><text:s text:c="8"/>}</text:p>
      <text:p text:style-name="Standard"/>
      <text:p text:style-name="Standard"><text:s text:c="8"/>function payPaystack(amount, item) {</text:p>
      <text:p text:style-name="Standard"><text:s text:c="12"/>const handler = PaystackPop.setup({</text:p>
      <text:p text:style-name="Standard"><text:s text:c="16"/>key: CONFIG.paystackKey,</text:p>
      <text:p text:style-name="Standard"><text:s text:c="16"/>email: CONFIG.email,</text:p>
      <text:p text:style-name="Standard"><text:s text:c="16"/>amount: amount * 100,</text:p>
      <text:p text:style-name="Standard"><text:s text:c="16"/>onClose: () =&gt; alert('Window closed.'),</text:p>
      <text:p text:style-name="Standard"><text:s text:c="16"/>callback: (res) =&gt; {</text:p>
      <text:p text:style-name="Standard"><text:s text:c="20"/>showSuccess(`Payment Verified: ${res.reference}`);</text:p>
      <text:p text:style-name="Standard"><text:s text:c="20"/>requestWA(`Course Enrollment for ${item}. Ref: ${res.reference}`);</text:p>
      <text:p text:style-name="Standard"><text:s text:c="16"/>}</text:p>
      <text:p text:style-name="Standard"><text:s text:c="12"/>});</text:p>
      <text:p text:style-name="Standard"><text:s text:c="12"/>handler.openIframe();</text:p>
      <text:p text:style-name="Standard"><text:s text:c="8"/>}</text:p>
      <text:p text:style-name="Standard"/>
      <text:p text:style-name="Standard"><text:s text:c="8"/>function saveSurvey() {</text:p>
      <text:p text:style-name="Standard"><text:s text:c="12"/>const record = { ...window.lastSurvey, </text:p>
      <text:p text:style-name="Standard"><text:s text:c="16"/>projectName: document.getElementById('projectName').value || 'Unnamed Project',</text:p>
      <text:p text:style-name="Standard"><text:soft-page-break/><text:s text:c="16"/>client: document.getElementById('clientName').value || 'Unknown'</text:p>
      <text:p text:style-name="Standard"><text:s text:c="12"/>};</text:p>
      <text:p text:style-name="Standard"><text:s text:c="12"/>surveys.push(record);</text:p>
      <text:p text:style-name="Standard"><text:s text:c="12"/>localStorage.setItem('surveypro_records', JSON.stringify(surveys));</text:p>
      <text:p text:style-name="Standard"><text:s text:c="12"/>showSuccess("Project Saved to Local History");</text:p>
      <text:p text:style-name="Standard"><text:s text:c="12"/>updateHistory();</text:p>
      <text:p text:style-name="Standard"><text:s text:c="8"/>}</text:p>
      <text:p text:style-name="Standard"/>
      <text:p text:style-name="Standard"><text:s text:c="8"/>function updateHistory() {</text:p>
      <text:p text:style-name="Standard"><text:s text:c="12"/>if (surveys.length === 0) return;</text:p>
      <text:p text:style-name="Standard"><text:s text:c="12"/>document.getElementById('historyContent').innerHTML = surveys.map(s =&gt; `</text:p>
      <text:p text:style-name="Standard"><text:s text:c="16"/>&lt;div class="flex justify-between items-center p-4 bg-gray-50 rounded-xl text-left"&gt;</text:p>
      <text:p text:style-name="Standard"><text:s text:c="20"/>&lt;div&gt;</text:p>
      <text:p text:style-name="Standard"><text:s text:c="24"/>&lt;p class="font-bold text-sm"&gt;${s.projectName}&lt;/p&gt;</text:p>
      <text:p text:style-name="Standard"><text:s text:c="24"/>&lt;p class="text-[10px] text-gray-500"&gt;${new Date(s.date).toLocaleDateString()} | ${s.code}&lt;/p&gt;</text:p>
      <text:p text:style-name="Standard"><text:s text:c="20"/>&lt;/div&gt;</text:p>
      <text:p text:style-name="Standard"><text:s text:c="20"/>&lt;div class="text-right"&gt;</text:p>
      <text:p text:style-name="Standard"><text:s text:c="24"/>&lt;p class="font-bold text-indigo-600 text-sm"&gt;${s.hectares.toFixed(3)} Ha&lt;/p&gt;</text:p>
      <text:p text:style-name="Standard"><text:s text:c="20"/>&lt;/div&gt;</text:p>
      <text:p text:style-name="Standard"><text:s text:c="16"/>&lt;/div&gt;</text:p>
      <text:p text:style-name="Standard"><text:s text:c="12"/>`).join('');</text:p>
      <text:p text:style-name="Standard"><text:soft-page-break/><text:s text:c="8"/>}</text:p>
      <text:p text:style-name="Standard"/>
      <text:p text:style-name="Standard"><text:s text:c="8"/>function verifySurvey() {</text:p>
      <text:p text:style-name="Standard"><text:s text:c="12"/>const code = document.getElementById('verifyCode').value.toUpperCase();</text:p>
      <text:p text:style-name="Standard"><text:s text:c="12"/>const found = surveys.find(s =&gt; s.code === code);</text:p>
      <text:p text:style-name="Standard"><text:s text:c="12"/>const resultDiv = document.getElementById('verifyResult');</text:p>
      <text:p text:style-name="Standard"><text:s text:c="12"/></text:p>
      <text:p text:style-name="Standard"><text:s text:c="12"/>if (found) {</text:p>
      <text:p text:style-name="Standard"><text:s text:c="16"/>resultDiv.innerHTML = `&lt;div class="p-6 bg-green-50 border-2 border-green-500 rounded-2xl text-left"&gt;</text:p>
      <text:p text:style-name="Standard"><text:s text:c="20"/>&lt;p class="text-green-700 font-black mb-2 uppercase text-xs"&gt;✅ AUTHENTIC SURVEYPRO PLAN&lt;/p&gt;</text:p>
      <text:p text:style-name="Standard"><text:s text:c="20"/>&lt;p class="text-sm"&gt;&lt;b&gt;Project:&lt;/b&gt; ${found.projectName}&lt;/p&gt;</text:p>
      <text:p text:style-name="Standard"><text:s text:c="20"/>&lt;p class="text-sm"&gt;&lt;b&gt;Area:&lt;/b&gt; ${found.hectares.toFixed(4)} Hectares&lt;/p&gt;</text:p>
      <text:p text:style-name="Standard"><text:s text:c="16"/>&lt;/div&gt;`;</text:p>
      <text:p text:style-name="Standard"><text:s text:c="12"/>} else {</text:p>
      <text:p text:style-name="Standard"><text:s text:c="16"/>resultDiv.innerHTML = `&lt;div class="p-4 bg-red-50 text-red-600 rounded-xl font-bold"&gt;⚠️ Code not found in Surveypro global registry.&lt;/div&gt;`;</text:p>
      <text:p text:style-name="Standard"><text:s text:c="12"/>}</text:p>
      <text:p text:style-name="Standard"><text:s text:c="8"/>}</text:p>
      <text:p text:style-name="Standard"/>
      <text:p text:style-name="Standard"><text:s text:c="8"/>function showSuccess(msg) {</text:p>
      <text:p text:style-name="Standard"><text:s text:c="12"/>const b = document.getElementById('successBanner');</text:p>
      <text:p text:style-name="Standard"><text:s text:c="12"/>document.getElementById('successMessage').innerText = msg;</text:p>
      <text:p text:style-name="Standard"><text:soft-page-break/><text:s text:c="12"/>b.classList.remove('hidden');</text:p>
      <text:p text:style-name="Standard"><text:s text:c="12"/>setTimeout(closeBanner, 3000);</text:p>
      <text:p text:style-name="Standard"><text:s text:c="8"/>}</text:p>
      <text:p text:style-name="Standard"/>
      <text:p text:style-name="Standard"><text:s text:c="8"/>function closeBanner() { document.getElementById('successBanner').classList.add('hidden'); }</text:p>
      <text:p text:style-name="Standard"><text:s text:c="4"/>&lt;/script&gt;</text:p>
      <text:p text:style-name="Standard">&lt;/body&gt;</text:p>
      <text:p text:style-name="Standard">&lt;/html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0" meta:paragraph-count="373" meta:word-count="1673" meta:character-count="23014" meta:non-whitespace-character-count="16489"/>
    <meta:generator>LibreOfficeDev/6.0.5.2$Linux_X86_64 LibreOffice_project/</meta:generator>
  </office:meta>
</office:document-meta>
</file>